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49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solid" svg:stroke-width="0.1cm" svg:stroke-color="#000000" draw:marker-start-width="0.35cm" draw:marker-end-width="0.35cm" draw:fill="none" draw:textarea-horizontal-align="center" draw:textarea-vertical-align="middle" fo:padding-top="0.05cm" fo:padding-bottom="0.05cm" fo:padding-left="0.05cm" fo:padding-right="0.05cm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a przestawna_Tabela przestawna_Arkusz1_1_1" table:style-name="ta1">
        <table:shapes>
          <draw:frame draw:z-index="0" draw:style-name="gr1" draw:text-style-name="P1" svg:width="16.003cm" svg:height="9.006cm" svg:x="0.073cm" svg:y="7.427cm">
            <draw:object draw:notify-on-update-of-ranges="'Tabela przestawna_Tabela przestawna_Arkusz1_1_1'.A18:'Tabela przestawna_Tabela przestawna_Arkusz1_1_1'.A29 'Tabela przestawna_Tabela przestawna_Arkusz1_1_1'.B18:'Tabela przestawna_Tabela przestawna_Arkusz1_1_1'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1"/>
          <table:table-cell table:style-name="ce6" office:value-type="string" calcext:value-type="string">
            <text:p>Dane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7" office:value-type="string" calcext:value-type="string">
            <text:p>Suma - przyjechali</text:p>
          </table:table-cell>
          <table:table-cell table:style-name="ce13" office:value-type="string" calcext:value-type="string">
            <text:p>Suma - wyjechali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8" office:value-type="float" office:value="15226" calcext:value-type="float">
            <text:p>15226</text:p>
          </table:table-cell>
          <table:table-cell table:style-name="ce14" office:value-type="float" office:value="15509" calcext:value-type="float">
            <text:p>15509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3394" calcext:value-type="float">
            <text:p>13394</text:p>
          </table:table-cell>
          <table:table-cell table:style-name="ce15" office:value-type="float" office:value="13735" calcext:value-type="float">
            <text:p>13735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5096" calcext:value-type="float">
            <text:p>15096</text:p>
          </table:table-cell>
          <table:table-cell table:style-name="ce15" office:value-type="float" office:value="14982" calcext:value-type="float">
            <text:p>14982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292" calcext:value-type="float">
            <text:p>15292</text:p>
          </table:table-cell>
          <table:table-cell table:style-name="ce15" office:value-type="float" office:value="14990" calcext:value-type="float">
            <text:p>1499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723" calcext:value-type="float">
            <text:p>15723</text:p>
          </table:table-cell>
          <table:table-cell table:style-name="ce15" office:value-type="float" office:value="15915" calcext:value-type="float">
            <text:p>15915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4880" calcext:value-type="float">
            <text:p>14880</text:p>
          </table:table-cell>
          <table:table-cell table:style-name="ce15" office:value-type="float" office:value="14398" calcext:value-type="float">
            <text:p>14398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6378" calcext:value-type="float">
            <text:p>16378</text:p>
          </table:table-cell>
          <table:table-cell table:style-name="ce15" office:value-type="float" office:value="16311" calcext:value-type="float">
            <text:p>16311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14778" calcext:value-type="float">
            <text:p>14778</text:p>
          </table:table-cell>
          <table:table-cell table:style-name="ce15" office:value-type="float" office:value="14792" calcext:value-type="float">
            <text:p>14792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14294" calcext:value-type="float">
            <text:p>14294</text:p>
          </table:table-cell>
          <table:table-cell table:style-name="ce15" office:value-type="float" office:value="15304" calcext:value-type="float">
            <text:p>153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637" calcext:value-type="float">
            <text:p>15637</text:p>
          </table:table-cell>
          <table:table-cell table:style-name="ce15" office:value-type="float" office:value="14240" calcext:value-type="float">
            <text:p>1424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5272" calcext:value-type="float">
            <text:p>15272</text:p>
          </table:table-cell>
          <table:table-cell table:style-name="ce15" office:value-type="float" office:value="16300" calcext:value-type="float">
            <text:p>1630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table:style-name="ce10" office:value-type="float" office:value="15528" calcext:value-type="float">
            <text:p>15528</text:p>
          </table:table-cell>
          <table:table-cell table:style-name="ce16" office:value-type="float" office:value="13933" calcext:value-type="float">
            <text:p>13933</text:p>
          </table:table-cell>
        </table:table-row>
        <table:table-row table:style-name="ro1">
          <table:table-cell table:style-name="ce5" office:value-type="string" calcext:value-type="string">
            <text:p>Razem Wynik</text:p>
          </table:table-cell>
          <table:table-cell table:style-name="ce11" office:value-type="float" office:value="181498" calcext:value-type="float">
            <text:p>181498</text:p>
          </table:table-cell>
          <table:table-cell table:style-name="ce17" office:value-type="float" office:value="180409" calcext:value-type="float">
            <text:p>180409</text:p>
          </table:table-cell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8" office:value-type="float" office:value="15226" calcext:value-type="float">
            <text:p>15226</text:p>
          </table:table-cell>
          <table:table-cell/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3394" calcext:value-type="float">
            <text:p>13394</text:p>
          </table:table-cell>
          <table:table-cell/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5096" calcext:value-type="float">
            <text:p>15096</text:p>
          </table:table-cell>
          <table:table-cell/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292" calcext:value-type="float">
            <text:p>1529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723" calcext:value-type="float">
            <text:p>15723</text:p>
          </table:table-cell>
          <table:table-cell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4880" calcext:value-type="float">
            <text:p>14880</text:p>
          </table:table-cell>
          <table:table-cell/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6378" calcext:value-type="float">
            <text:p>16378</text:p>
          </table:table-cell>
          <table:table-cell/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14778" calcext:value-type="float">
            <text:p>14778</text:p>
          </table:table-cell>
          <table:table-cell/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14294" calcext:value-type="float">
            <text:p>1429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637" calcext:value-type="float">
            <text:p>15637</text:p>
          </table:table-cell>
          <table:table-cell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5272" calcext:value-type="float">
            <text:p>15272</text:p>
          </table:table-cell>
          <table:table-cell/>
        </table:table-row>
        <table:table-row table:style-name="ro1">
          <table:table-cell office:value-type="string" calcext:value-type="string">
            <text:p>XII</text:p>
          </table:table-cell>
          <table:table-cell table:style-name="ce10" office:value-type="float" office:value="15528" calcext:value-type="float">
            <text:p>15528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Tabela przestawna_Tabela przestawna_Arkusz1_1_1'.A1:'Tabela przestawna_Tabela przestawna_Arkusz1_1_1'.C15" table:buttons="'Tabela przestawna_Tabela przestawna_Arkusz1_1_1'.A2 'Tabela przestawna_Tabela przestawna_Arkusz1_1_1'.B1" table:show-filter-button="false" table:drill-down-on-double-click="false">
          <table:source-cell-range table:cell-range-address="'Tabela przestawna_Tabela przestawna_Arkusz1_1_1'.A1:'Tabela przestawna_Tabela przestawna_Arkusz1_1_1'.C366"/>
          <table:data-pilot-field table:source-field-name="data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echali" table:orientation="data" table:used-hierarchy="0" table:function="sum">
            <table:data-pilot-level table:show-empty="false" calcext:repeat-item-labels="false">
              <table:data-pilot-members>
                <table:data-pilot-member table:name="300" table:display="true" table:show-details="true"/>
                <table:data-pilot-member table:name="301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6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5" table:display="true" table:show-details="true"/>
                <table:data-pilot-member table:name="358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6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0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3" table:display="true" table:show-details="true"/>
                <table:data-pilot-member table:name="416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1" table:display="true" table:show-details="true"/>
                <table:data-pilot-member table:name="453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4" table:display="true" table:show-details="true"/>
                <table:data-pilot-member table:name="467" table:display="true" table:show-details="true"/>
                <table:data-pilot-member table:name="469" table:display="true" table:show-details="true"/>
                <table:data-pilot-member table:name="471" table:display="true" table:show-details="true"/>
                <table:data-pilot-member table:name="474" table:display="true" table:show-details="true"/>
                <table:data-pilot-member table:name="476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6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8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4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5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7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9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8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31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7" table:display="true" table:show-details="true"/>
                <table:data-pilot-member table:name="641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8" table:display="true" table:show-details="true"/>
                <table:data-pilot-member table:name="650" table:display="true" table:show-details="true"/>
                <table:data-pilot-member table:name="653" table:display="true" table:show-details="true"/>
                <table:data-pilot-member table:name="655" table:display="true" table:show-details="true"/>
                <table:data-pilot-member table:name="657" table:display="true" table:show-details="true"/>
                <table:data-pilot-member table:name="659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7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7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7" table:display="true" table:show-details="true"/>
                <table:data-pilot-member table:name="689" table:display="true" table:show-details="true"/>
                <table:data-pilot-member table:name="691" table:display="true" table:show-details="true"/>
                <table:data-pilot-member table:name="694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jechali" table:orientation="data" table:used-hierarchy="0" table:function="sum">
            <table:data-pilot-level table:show-empty="false" calcext:repeat-item-labels="false">
              <table:data-pilot-members>
                <table:data-pilot-member table:name="223" table:display="true" table:show-details="true"/>
                <table:data-pilot-member table:name="256" table:display="true" table:show-details="true"/>
                <table:data-pilot-member table:name="298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22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50" table:display="true" table:show-details="true"/>
                <table:data-pilot-member table:name="354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4" table:display="true" table:show-details="true"/>
                <table:data-pilot-member table:name="366" table:display="true" table:show-details="true"/>
                <table:data-pilot-member table:name="369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6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2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6" table:display="true" table:show-details="true"/>
                <table:data-pilot-member table:name="410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7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3" table:display="true" table:show-details="true"/>
                <table:data-pilot-member table:name="435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4" table:display="true" table:show-details="true"/>
                <table:data-pilot-member table:name="456" table:display="true" table:show-details="true"/>
                <table:data-pilot-member table:name="460" table:display="true" table:show-details="true"/>
                <table:data-pilot-member table:name="464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1" table:display="true" table:show-details="true"/>
                <table:data-pilot-member table:name="473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9" table:display="true" table:show-details="true"/>
                <table:data-pilot-member table:name="482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1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0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3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8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5" table:display="true" table:show-details="true"/>
                <table:data-pilot-member table:name="557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7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8" table:display="true" table:show-details="true"/>
                <table:data-pilot-member table:name="581" table:display="true" table:show-details="true"/>
                <table:data-pilot-member table:name="592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9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6" table:display="true" table:show-details="true"/>
                <table:data-pilot-member table:name="608" table:display="true" table:show-details="true"/>
                <table:data-pilot-member table:name="610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5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5" table:display="true" table:show-details="true"/>
                <table:data-pilot-member table:name="629" table:display="true" table:show-details="true"/>
                <table:data-pilot-member table:name="631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6" table:display="true" table:show-details="true"/>
                <table:data-pilot-member table:name="638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1" table:display="true" table:show-details="true"/>
                <table:data-pilot-member table:name="663" table:display="true" table:show-details="true"/>
                <table:data-pilot-member table:name="665" table:display="true" table:show-details="true"/>
                <table:data-pilot-member table:name="667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2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1" table:display="true" table:show-details="true"/>
                <table:data-pilot-member table:name="693" table:display="true" table:show-details="true"/>
                <table:data-pilot-member table:name="695" table:display="true" table:show-details="true"/>
                <table:data-pilot-member table:name="6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21:04:26.396000000</meta:creation-date>
    <dc:date>2025-02-13T21:29:02.629000000</dc:date>
    <meta:editing-duration>PT3M46S</meta:editing-duration>
    <meta:editing-cycles>1</meta:editing-cycles>
    <meta:document-statistic meta:table-count="1" meta:cell-count="67" meta:object-count="1"/>
    <meta:generator>LibreOffice/24.8.4.2$Windows_X86_64 LibreOffice_project/bb3cfa12c7b1bf994ecc5649a80400d06cd7100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4cm" svg:height="9.007cm" xlink:href=".." xlink:type="simple" chart:class="chart:bar" chart:style-name="ch1">
        <chart:title svg:x="4.357cm" svg:y="0.316cm" chart:style-name="ch2">
          <text:p>Liczba kurcjuszy w danym miesiącu</text:p>
        </chart:title>
        <chart:legend chart:legend-position="end" svg:x="0cm" svg:y="0cm" style:legend-expansion="high" chart:style-name="ch3"/>
        <chart:plot-area chart:style-name="ch4" table:cell-range-address="'Tabela przestawna_Tabela przestawna_Arkusz1_1_1'.A18:'Tabela przestawna_Tabela przestawna_Arkusz1_1_1'.B29" chart:data-source-has-labels="column" svg:x="1.331cm" svg:y="1.275cm" svg:width="14.143cm" svg:height="6.571cm">
          <chart:coordinate-region svg:x="2.538cm" svg:y="1.475cm" svg:width="12.936cm" svg:height="5.724cm"/>
          <chart:axis chart:dimension="x" chart:name="primary-x" chart:style-name="ch5" chartooo:axis-type="auto">
            <chartooo:date-scale/>
            <chart:title svg:x="7.718cm" svg:y="8.026cm" chart:style-name="ch2">
              <text:p><text:span text:style-name="T1">miesiące</text:span></text:p>
            </chart:title>
            <chart:categories table:cell-range-address="'Tabela przestawna_Tabela przestawna_Arkusz1_1_1'.A18:'Tabela przestawna_Tabela przestawna_Arkusz1_1_1'.A29"/>
          </chart:axis>
          <chart:axis chart:dimension="y" chart:name="primary-y" chart:style-name="ch6">
            <chart:title svg:x="0.451cm" svg:y="5.729cm" chart:style-name="ch7">
              <text:p><text:span text:style-name="T1">liczba kurcjuszy</text:span></text:p>
            </chart:title>
            <chart:grid chart:style-name="ch8" chart:class="major"/>
          </chart:axis>
          <chart:series chart:style-name="ch9" chart:values-cell-range-address="'Tabela przestawna_Tabela przestawna_Arkusz1_1_1'.B18:'Tabela przestawna_Tabela przestawna_Arkusz1_1_1'.B29" loext:hide-legend="true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I</text:p>
                <draw:g>
                  <svg:desc>'Tabela przestawna_Tabela przestawna_Arkusz1_1_1'.A18:'Tabela przestawna_Tabela przestawna_Arkusz1_1_1'.A29</svg:desc>
                </draw:g>
              </table:table-cell>
              <table:table-cell office:value-type="float" office:value="15226">
                <text:p>15226</text:p>
                <draw:g>
                  <svg:desc>'Tabela przestawna_Tabela przestawna_Arkusz1_1_1'.B18:'Tabela przestawna_Tabela przestawna_Arkusz1_1_1'.B29</svg:desc>
                </draw:g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13394">
                <text:p>13394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5096">
                <text:p>15096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15292">
                <text:p>1529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5723">
                <text:p>15723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14880">
                <text:p>14880</text:p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16378">
                <text:p>16378</text:p>
              </table:table-cell>
            </table:table-row>
            <table:table-row>
              <table:table-cell office:value-type="string">
                <text:p>VIII</text:p>
              </table:table-cell>
              <table:table-cell office:value-type="float" office:value="14778">
                <text:p>14778</text:p>
              </table:table-cell>
            </table:table-row>
            <table:table-row>
              <table:table-cell office:value-type="string">
                <text:p>IX</text:p>
              </table:table-cell>
              <table:table-cell office:value-type="float" office:value="14294">
                <text:p>1429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5637">
                <text:p>15637</text:p>
              </table:table-cell>
            </table:table-row>
            <table:table-row>
              <table:table-cell office:value-type="string">
                <text:p>XI</text:p>
              </table:table-cell>
              <table:table-cell office:value-type="float" office:value="15272">
                <text:p>15272</text:p>
              </table:table-cell>
            </table:table-row>
            <table:table-row>
              <table:table-cell office:value-type="string">
                <text:p>XII</text:p>
              </table:table-cell>
              <table:table-cell office:value-type="float" office:value="15528">
                <text:p>15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